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Termes Math" svg:font-family="'TeX Gyre Termes Math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1cm" fo:margin-right="0cm" fo:line-height="200%" fo:text-align="justify" style:justify-single-word="false" fo:text-indent="0cm" style:auto-text-indent="false" style:writing-mode="lr-tb"/>
      <style:text-properties officeooo:paragraph-rsid="000dccee"/>
    </style:style>
    <style:style style:name="P2" style:family="paragraph" style:parent-style-name="Standard">
      <style:paragraph-properties fo:margin-left="2.501cm" fo:margin-right="0cm" fo:line-height="100%" fo:text-align="justify" style:justify-single-word="false" fo:text-indent="0cm" style:auto-text-indent="false"/>
      <style:text-properties style:font-name="Brush Script MT" fo:font-size="14pt" fo:font-style="italic" style:font-size-asian="14pt" style:font-style-asian="italic" style:font-size-complex="14pt" style:font-style-complex="italic" loext:padding="0.199cm" loext:border="none"/>
    </style:style>
    <style:style style:name="P3" style:family="paragraph" style:parent-style-name="Standard">
      <loext:graphic-properties draw:fill-gradient-name="gradient" draw:fill-hatch-name="hatch"/>
      <style:paragraph-properties fo:margin-left="1cm" fo:margin-right="0cm" fo:margin-top="0cm" fo:margin-bottom="0.25cm" style:contextual-spacing="false" fo:line-height="100%" fo:text-align="justify" style:justify-single-word="false" fo:text-indent="1.251cm" style:auto-text-indent="false" style:writing-mode="lr-tb"/>
      <style:text-properties style:font-name="Brush Script MT" fo:font-size="14pt" fo:font-style="italic" officeooo:paragraph-rsid="000dccee" style:font-size-asian="14pt" style:font-style-asian="italic" style:font-size-complex="14pt" style:font-style-complex="italic" loext:padding="0.199cm" loext:border="0.06pt solid #000000"/>
    </style:style>
    <style:style style:name="P4" style:family="paragraph" style:parent-style-name="Standard">
      <style:paragraph-properties fo:text-align="center" style:justify-single-word="false" style:writing-mode="lr-tb"/>
      <style:text-properties fo:color="#c9211e" loext:opacity="100%" style:font-name="Arial" fo:font-size="26pt" fo:font-weight="bold" officeooo:paragraph-rsid="000dccee" style:font-size-asian="26pt" style:font-weight-asian="bold" style:font-size-complex="26pt" style:font-weight-complex="600" style:text-rotation-angle="90" style:text-rotation-scale="line-height" style:font-relief="embosse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dccee" style:font-size-asian="12pt" style:font-size-complex="12pt"/>
    </style:style>
    <style:style style:name="T5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style:font-name="Verdana" fo:font-size="12pt" officeooo:rsid="000dccee" style:font-size-asian="12pt" style:font-size-complex="12pt"/>
    </style:style>
    <style:style style:name="T9" style:family="text">
      <style:text-properties style:font-name="Verdana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dccee"/>
    </style:style>
    <style:style style:name="T12" style:family="text">
      <style:text-properties style:font-name="Trebuchet MS"/>
    </style:style>
    <style:style style:name="T13" style:family="text">
      <style:text-properties style:font-name="Trebuchet M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TeX Gyre Termes Math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text-underline-style="solid" style:text-underline-type="double" style:text-underline-width="auto" style:text-underline-color="font-color"/>
    </style:style>
    <style:style style:name="T18" style:family="text">
      <style:text-properties fo:color="#ff4000" loext:opacity="100%" style:text-underline-style="solid" style:text-underline-type="double" style:text-underline-width="auto" style:text-underline-color="font-color"/>
    </style:style>
    <style:style style:name="T19" style:family="text">
      <style:text-properties fo:color="#ffff00" loext:opacity="100%" style:font-style-complex="oblique"/>
    </style:style>
    <style:style style:name="T20" style:family="text">
      <style:text-properties fo:color="#ffffff" loext:opacity="25%"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page101R_mcid6"/>C<text:span text:style-name="T11">ONFIRA OS SINTOMAS DA DENGUE</text:span></text:p>
      <text:p text:style-name="P1"><text:bookmark text:name="page101R_mcid8"/><text:line-break/><text:span text:style-name="T20">O tempo médio do ciclo é de 5 a 6 dias, e o intervalo entre a picada e a</text:span><text:bookmark text:name="page101R_mcid9"/><text:span text:style-name="T20"><text:line-break/>manifestação da doença chama</text:span><text:bookmark text:name="page101R_mcid10"/><text:span text:style-name="T20">-</text:span><text:bookmark text:name="page101R_mcid11"/><text:span text:style-name="T20">se período de incubação. É só depois desse período que os sintomas aparecem.</text:span></text:p>
      <text:p text:style-name="P3">Geralmente os sintomas se manifestam a partir do 3 <text:span text:style-name="T11">D</text:span>ia depois da <text:span text:style-name="T18">picada do mosquitos</text:span>. Na <text:span text:style-name="T10">dengue hemorrágica</text:span>, o quadro clínico se agrava rapidamente, apresentando sinais de insuficiência circulatória e choque, podendo levar a pessoa à <text:span text:style-name="T19">morte em até 24 horas</text:span>. De <text:soft-page-break/>acordo com estatísticas do Ministério da Saúde, cerca de 5% <text:span text:style-name="T11">DAS PESSOAS COM DENGUE HEMORRÁGICA MORREM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eX Gyre Termes Math" svg:font-family="'TeX Gyre Termes Math'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3:43.679925174</meta:creation-date>
    <dc:date>2023-04-26T09:21:27.667171073</dc:date>
    <meta:editing-duration>PT27M46S</meta:editing-duration>
    <meta:editing-cycles>1</meta:editing-cycles>
    <meta:document-statistic meta:table-count="0" meta:image-count="0" meta:object-count="0" meta:page-count="2" meta:paragraph-count="3" meta:word-count="98" meta:character-count="569" meta:non-whitespace-character-count="473"/>
    <meta:generator>LibreOffice/7.4.5.1$Linux_X86_64 LibreOffice_project/40$Build-1</meta:generator>
  </office:meta>
</office:document-meta>
</file>